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aav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・Jakla Forest
→：Daav Cavern
↓：Zazabu・Dono・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 once,
there's a trick to the order you 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 their
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1T19:08:03+02:00</meta:creation-date>
    <dc:date>2019-10-11T19:08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